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6cm" fo:min-width="1.374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5cm" svg:height="1.35cm" svg:x="2.45cm" svg:y="2.15cm">
          <text:p text:style-name="P1"><text:span text:style-name="T1">deactiv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5cm" svg:height="1.35cm" svg:x="8.75cm" svg:y="2.05cm">
          <text:p text:style-name="P1"><text:span text:style-name="T1">activ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5cm" svg:height="1.35cm" svg:x="6.2cm" svg:y="6.5cm">
          <text:p text:style-name="P1"><text:span text:style-name="T1">poverdow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cm" svg:y1="3.65cm" svg:x2="6.65cm" svg:y2="6.25cm">
          <text:p/>
        </draw:line>
        <draw:line draw:style-name="gr2" draw:text-style-name="P2" draw:layer="layout" svg:x1="5.35cm" svg:y1="2.85cm" svg:x2="8.5cm" svg:y2="2.8cm">
          <text:p/>
        </draw:line>
        <draw:line draw:style-name="gr2" draw:text-style-name="P2" draw:layer="layout" svg:x1="9.85cm" svg:y1="3.6cm" svg:x2="8.35cm" svg:y2="6.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min Kuepfer</meta:initial-creator>
    <meta:creation-date>2015-02-10T16:53:02.495287252</meta:creation-date>
    <dc:date>2015-02-10T16:57:34.102964516</dc:date>
    <dc:creator>Armin Kuepfer</dc:creator>
    <meta:editing-duration>PT4M32S</meta:editing-duration>
    <meta:editing-cycles>1</meta:editing-cycles>
    <meta:document-statistic meta:object-count="6"/>
    <meta:generator>LibreOffice/4.3.3.2$Linux_X86_64 LibreOffice_project/430m0$Build-2</meta:generator>
  </office:meta>
</office:document-meta>
</file>